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none" draw:textarea-horizontal-align="justify" draw:textarea-vertical-align="middle" draw:auto-grow-height="false" fo:min-height="58.2pt" fo:min-width="45.2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ervo Sizing" table:style-name="ta1" table:print="false">
        <table:shapes>
          <draw:frame draw:z-index="0" draw:style-name="gr1" draw:text-style-name="P1" svg:width="567.61pt" svg:height="357.39pt" svg:x="397.08pt" svg:y="136.91pt">
            <loext:p draw:notify-on-update-of-ranges="'Servo Sizing'.A3:'Servo Sizing'.A8 'Servo Sizing'.C3:'Servo Sizing'.C8 'Servo Sizing'.D3:'Servo Sizing'.D8 'Servo Sizing'.B11:'Servo Sizing'.B12 'Servo Sizing'.A10:'Servo Sizing'.A10 'Servo Sizing'.C11:'Servo Sizing'.C12 'Servo Sizing'.B18:'Servo Sizing'.B19 'Servo Sizing'.A14:'Servo Sizing'.A14 'Servo Sizing'.C18:'Servo Sizing'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" draw:style-name="gr2" draw:text-style-name="P2" svg:width="63.98pt" svg:height="82.29pt" svg:x="675.84pt" svg:y="310.2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itec (from Servo City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Torque Min</text:p>
          </table:table-cell>
          <table:table-cell table:style-name="ce2" office:value-type="string" calcext:value-type="string">
            <text:p>Torque Max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Gears</text:p>
          </table:table-cell>
          <table:table-cell/>
        </table:table-row>
        <table:table-row table:style-name="ro1">
          <table:table-cell office:value-type="string" calcext:value-type="string">
            <text:p>HS-5495BH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currency" office:currency="USD" office:value="27.99" calcext:value-type="currency">
            <text:p>$27.99</text:p>
          </table:table-cell>
          <table:table-cell table:style-name="ce7" office:value-type="string" calcext:value-type="string">
            <text:p>Karbonite</text:p>
          </table:table-cell>
          <table:table-cell/>
        </table:table-row>
        <table:table-row table:style-name="ro1">
          <table:table-cell office:value-type="string" calcext:value-type="string">
            <text:p>HS-5565BH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39" calcext:value-type="float">
            <text:p>13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65mh-economical-high-speed-digital-coreless-servo-/product</text:p>
          </table:table-cell>
        </table:table-row>
        <table:table-row table:style-name="ro1">
          <table:table-cell office:value-type="string" calcext:value-type="string">
            <text:p>HS-5685MH</text:p>
          </table:table-cell>
          <table:table-cell office:value-type="float" office:value="157" calcext:value-type="float">
            <text:p>157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685mh-high-torque-hv-metal-gear-servo-/product</text:p>
          </table:table-cell>
        </table:table-row>
        <table:table-row table:style-name="ro1">
          <table:table-cell office:value-type="string" calcext:value-type="string">
            <text:p>HS-5585MH</text:p>
          </table:table-cell>
          <table:table-cell office:value-type="float" office:value="194" calcext:value-type="float">
            <text:p>194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currency" office:currency="USD" office:value="69.99" calcext:value-type="currency">
            <text:p>$6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85mh-economical-high-torque-digital-coreless-servo/product</text:p>
          </table:table-cell>
        </table:table-row>
        <table:table-row table:style-name="ro1">
          <table:table-cell office:value-type="string" calcext:value-type="string">
            <text:p>HS-7945TH</text:p>
          </table:table-cell>
          <table:table-cell office:value-type="float" office:value="250" calcext:value-type="float">
            <text:p>250</text:p>
          </table:table-cell>
          <table:table-cell table:style-name="ce3" office:value-type="float" office:value="319" calcext:value-type="float">
            <text:p>319</text:p>
          </table:table-cell>
          <table:table-cell table:style-name="ce6" office:value-type="currency" office:currency="USD" office:value="149.99" calcext:value-type="currency">
            <text:p>$149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office:value-type="string" calcext:value-type="string">
            <text:p>MG996R</text:p>
          </table:table-cell>
          <table:table-cell/>
          <table:table-cell table:style-name="ce3" office:value-type="float" office:value="138" calcext:value-type="float">
            <text:p>138</text:p>
          </table:table-cell>
          <table:table-cell table:style-name="ce6" office:value-type="currency" office:currency="USD" office:value="10.75" calcext:value-type="currency">
            <text:p>$10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16]/[.B15]" office:value-type="float" office:value="1.66666666666667" calcext:value-type="float">
            <text:p>1.67</text:p>
          </table:table-cell>
          <table:table-cell table:number-columns-repeated="4"/>
        </table:table-row>
        <table:table-row table:style-name="ro1">
          <table:table-cell table:style-name="ce4"/>
          <table:table-cell table:formula="of:=[.B11]/[.$B$17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/>
          <table:table-cell table:formula="of:=[.B12]/[.$B$17]"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Servo Sizing'.A2:'Servo Sizing'.D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0:15:02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2M14S</meta:editing-duration>
    <meta:editing-cycles>24</meta:editing-cycles>
    <meta:generator>LibreOffice/5.1.6.2$Windows_x86 LibreOffice_project/07ac168c60a517dba0f0d7bc7540f5afa45f0909</meta:generator>
    <dc:date>2017-06-03T10:33:46.489000000</dc:date>
    <meta:document-statistic meta:table-count="1" meta:cell-count="5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8 'Servo Sizing'.C3:'Servo Sizing'.D8 'Servo Sizing'.A10:'Servo Sizing'.A10 'Servo Sizing'.C11:'Servo Sizing'.C12 'Servo Sizing'.A14:'Servo Sizing'.A14 'Servo Sizing'.C18:'Servo Sizing'.C19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919cm" svg:y="11.559cm" chart:style-name="ch5">
              <text:p>Servo Torque (oz-in)</text:p>
            </chart:title>
            <chart:categories table:cell-range-address="'Servo Sizing'.A3:'Servo Sizing'.A8"/>
            <chart:grid chart:style-name="ch6" chart:class="major"/>
          </chart:axis>
          <chart:axis chart:dimension="y" chart:name="primary-y" chart:style-name="ch7">
            <chart:title svg:x="0.089cm" svg:y="7.204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D3:'Servo Sizing'.D8" loext:label-string="servos" chart:class="chart:scatter">
            <chart:domain table:cell-range-address="'Servo Sizing'.C3:'Servo Sizing'.C8"/>
            <chart:regression-curve chart:style-name="ch10"/>
            <chart:data-point chart:repeated="5"/>
            <chart:data-point chart:style-name="ch11"/>
          </chart:series>
          <chart:series chart:style-name="ch12" chart:values-cell-range-address="'Servo Sizing'.C11:'Servo Sizing'.C12" chart:label-cell-address="'Servo Sizing'.A10:'Servo Sizing'.A10" chart:class="chart:scatter">
            <chart:domain table:cell-range-address="'Servo Sizing'.B11:'Servo Sizing'.B12"/>
            <chart:data-point chart:repeated="2"/>
          </chart:series>
          <chart:series chart:style-name="ch13" chart:values-cell-range-address="'Servo Sizing'.C18:'Servo Sizing'.C19" chart:label-cell-address="'Servo Sizing'.A14:'Servo Sizing'.A14" chart:class="chart:scatter">
            <chart:domain table:cell-range-address="'Servo Sizing'.B18:'Servo Sizing'.B1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0:'Servo Sizing'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4:'Servo Sizing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8</svg:desc>
                </draw:g>
              </table:table-cell>
              <table:table-cell office:value-type="float" office:value="105">
                <text:p>105</text:p>
                <draw:g>
                  <svg:desc>'Servo Sizing'.C3:'Servo Sizing'.C8</svg:desc>
                </draw:g>
              </table:table-cell>
              <table:table-cell office:value-type="float" office:value="27.99">
                <text:p>27.99</text:p>
                <draw:g>
                  <svg:desc>'Servo Sizing'.D3:'Servo Sizing'.D8</svg:desc>
                </draw:g>
              </table:table-cell>
              <table:table-cell office:value-type="float" office:value="215">
                <text:p>215</text:p>
                <draw:g>
                  <svg:desc>'Servo Sizing'.B11:'Servo Sizing'.B12</svg:desc>
                </draw:g>
              </table:table-cell>
              <table:table-cell office:value-type="float" office:value="0">
                <text:p>0</text:p>
                <draw:g>
                  <svg:desc>'Servo Sizing'.C11:'Servo Sizing'.C12</svg:desc>
                </draw:g>
              </table:table-cell>
              <table:table-cell office:value-type="float" office:value="129">
                <text:p>129</text:p>
                <draw:g>
                  <svg:desc>'Servo Sizing'.B18:'Servo Sizing'.B19</svg:desc>
                </draw:g>
              </table:table-cell>
              <table:table-cell office:value-type="float" office:value="0">
                <text:p>0</text:p>
                <draw:g>
                  <svg:desc>'Servo Sizing'.C18:'Servo Sizing'.C19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